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3.4cm" fo:margin-right="0cm" fo:text-align="start" style:justify-single-word="false" fo:text-indent="0.199cm" style:auto-text-indent="false" fo:background-color="transparent"/>
      <style:text-properties officeooo:paragraph-rsid="00066359"/>
    </style:style>
    <style:style style:name="P2" style:family="paragraph" style:parent-style-name="arabskie2" style:list-style-name="arabskie2"/>
    <style:style style:name="P3" style:family="paragraph" style:parent-style-name="arabskie2" style:list-style-name="arabskie2">
      <style:paragraph-properties fo:text-align="start" style:justify-single-word="false"/>
    </style:style>
    <style:style style:name="P4" style:family="paragraph" style:parent-style-name="arabskie1" style:list-style-name="arabskie1"/>
    <style:style style:name="P5" style:family="paragraph" style:parent-style-name="rzymskie1" style:list-style-name="rzymskie1"/>
    <style:style style:name="P6" style:family="paragraph" style:parent-style-name="rzymskie1" style:list-style-name="rzymskie1">
      <style:text-properties officeooo:paragraph-rsid="00066359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 style:list-style-name="rzymskie1">
      <style:paragraph-properties fo:margin-top="0.199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arabskie4" style:list-style-name="arabskie4"/>
    <style:style style:name="P11" style:family="paragraph" style:parent-style-name="arabskie4" style:list-style-name="arabskie4">
      <style:paragraph-properties fo:text-align="start" style:justify-single-word="false"/>
    </style:style>
    <style:style style:name="P12" style:family="paragraph" style:parent-style-name="arabskie3" style:list-style-name="arabskie3"/>
    <style:style style:name="P13" style:family="paragraph" style:parent-style-name="arabskie3" style:list-style-name="arabskie3">
      <style:paragraph-properties>
        <style:tab-stops>
          <style:tab-stop style:position="0.621cm"/>
        </style:tab-stops>
      </style:paragraph-properties>
    </style:style>
    <style:style style:name="P14" style:family="paragraph" style:parent-style-name="arabskie3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LAN PREZENTACJI NA WEWNĘTRZNY USTNY EGZAMIN MATURALNY</text:p>
      <text:p text:style-name="P7">Z JĘZYKA POLSKIEGO W ROKU SZKOLNYM 2006/2007 </text:p>
      <text:p text:style-name="Standard"/>
      <text:p text:style-name="Standard">Magdalena Barańska, klasa 3d</text:p>
      <text:p text:style-name="Standard"><text:span text:style-name="T1">Temat</text:span>: Różne oblicza władców. Porównaj wybrane portrety w oparciu o teksty dramatyczne.</text:p>
      <text:list xml:id="list1867422956" text:style-name="rzymskie1">
        <text:list-item>
          <text:p text:style-name="P9">Literatura podmiotu:</text:p>
        </text:list-item>
      </text:list>
      <text:list xml:id="list2609436521" text:style-name="arabskie2">
        <text:list-item>
          <text:p text:style-name="P3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72908232900662" text:continue-list="list1867422956" text:style-name="rzymskie1">
        <text:list-item>
          <text:p text:style-name="P5"><text:span text:style-name="T1">Literatura przedmiotu</text:span>:</text:p>
        </text:list-item>
      </text:list>
      <text:list xml:id="list3577618140" text:style-name="arabskie2">
        <text:list-item>
          <text:p text:style-name="P2">Komorowski Jarosław, Makbet Williama Shakespeare'a, WSiP, Biblioteka Analiz Literackich, Warszawa 1989, s. 52-57.</text:p>
        </text:list-item>
        <text:list-item>
          <text:p text:style-name="P2">Kotarski Edward, Odprawa posłów greckich Jana Kochanowskiego, Państwowe Zakłady Wydawnictw Szkolnych, Biblioteka Analiz Literackich, Warszawa 1969, s.40-48.</text:p>
        </text:list-item>
        <text:list-item>
          <text:p text:style-name="P2">Ryś Anna, Antygona Sofoklesa, Wydawnictwo Marek Rożak, Gdańsk 1994, s. 29- 42.</text:p>
        </text:list-item>
      </text:list>
      <text:list xml:id="list172907597794153" text:continue-list="list172908232900662" text:style-name="rzymskie1">
        <text:list-item>
          <text:p text:style-name="P5"><text:span text:style-name="T1">Ramowy plan wypowiedzi</text:span>:</text:p>
        </text:list-item>
      </text:list>
      <text:list xml:id="list1939516077" text:style-name="arabskie1">
        <text:list-item>
          <text:p text:style-name="P4">Wstęp</text:p>
        </text:list-item>
      </text:list>
      <text:list xml:id="list3893451833" text:style-name="arabskie3">
        <text:list-item>
          <text:p text:style-name="P12">Rozważania dotyczące* osób sprawujących władzę oraz* sposobów rządzenia.</text:p>
        </text:list-item>
        <text:list-item>
          <text:p text:style-name="P12">"Ksiażę" Niccolo Machiavellego jako punkt odniesienia do analizy postępowania przedstawionych bohaterów – władców.</text:p>
        </text:list-item>
      </text:list>
      <text:list xml:id="list172907469533020" text:continue-list="list1939516077" text:style-name="arabskie1">
        <text:list-item>
          <text:p text:style-name="P4">Kolejność prezentowanych argumentów (treści)</text:p>
        </text:list-item>
      </text:list>
      <text:list xml:id="list1541596362" text:style-name="arabskie3">
        <text:list-item>
          <text:p text:style-name="P13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2">Zróżnicowanie* oceny postępowania Kreona jako:</text:p>
        </text:list-item>
      </text:list>
      <text:list xml:id="list3916958960" text:style-name="arabskie4">
        <text:list-item>
          <text:p text:style-name="P10">władcy – tyrana i despoty surowo egzekwującego wydane prawa i rozkazy,</text:p>
        </text:list-item>
        <text:list-item>
          <text:p text:style-name="P10">władcy konsekwentnego, bezkompromisowego, pozbawionego prywaty, <text:tab/>kierującego się interesami i obowiązkami państwa.</text:p>
        </text:list-item>
      </text:list>
      <text:list xml:id="list172906491370763" text:continue-list="list3893451833" text:style-name="arabskie3">
        <text:list-item>
          <text:p text:style-name="P12">Sylwetka bezwzględnego Makbeta – władcy zbrodniarza zaślepionego namiętnością władzy, ale bezustannego borykającego się z wyrzutami sumienia:</text:p>
        </text:list-item>
      </text:list>
      <text:list xml:id="list172907242717165" text:continue-list="list3916958960" text:style-name="arabskie4">
        <text:list-item text:start-value="1">
          <text:p text:style-name="P11">tragizm postaci Makbeta – władca ukazany jako marionetka ludzkich namiętności, <text:tab/>motyw życia – teatru.</text:p>
        </text:list-item>
      </text:list>
      <text:list xml:id="list172906993732922" text:continue-list="list172907469533020" text:style-name="arabskie1">
        <text:list-item>
    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72907079698089" text:continue-list="list172907597794153" text:style-name="rzymskie1">
        <text:list-item>
          <text:p text:style-name="P6">Materiały pomocnicze</text:p>
        </text:list-item>
      </text:list>
      <text:list xml:id="list2387414385" text:style-name="L1">
        <text:list-item>
          <text:p text:style-name="P14">kartka z cytatami,</text:p>
        </text:list-item>
        <text:list-item>
          <text:p text:style-name="P14">prezentacja multimedialna</text:p>
        </text:list-item>
      </text:list>
      <text:p text:style-name="P1">Podpis zdającego</text:p>
      <text:p text:style-name="P1">........................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master-page-name="">
      <style:paragraph-properties style:page-number="auto" style:writing-mode="page"/>
      <style:text-properties fo:font-weight="bold" style:font-size-asian="10.5pt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arabskie1" style:family="paragraph" style:parent-style-name="Standard" style:master-page-name="">
      <style:paragraph-properties fo:margin-left="0.7cm" fo:margin-right="0cm" fo:margin-top="0.101cm" fo:margin-bottom="0.101cm" loext:contextual-spacing="false" fo:text-indent="0.7cm" style:auto-text-indent="false" style:page-number="auto" style:shadow="none" style:writing-mode="page"/>
      <style:text-properties style:font-size-asian="10.5pt"/>
    </style:style>
    <style:style style:name="arabskie3" style:family="paragraph">
      <loext:graphic-properties draw:fill="none" draw:fill-color="#729fcf"/>
      <style:paragraph-properties fo:margin-left="1.9cm" fo:margin-right="0cm" fo:text-indent="-0.499cm" style:auto-text-indent="false" fo:background-color="transparent" style:writing-mode="page">
        <style:tab-stops/>
      </style:paragraph-properties>
    </style:style>
    <style:style style:name="arabskie4" style:family="paragraph" style:parent-style-name="Standard" style:list-style-name="arabskie4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cm" fo:text-indent="-0.499cm" fo:margin-left="1.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42cm" fo:text-indent="0.439cm" fo:margin-left="1.46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1.402613629</meta:creation-date>
    <dc:date>2017-10-29T17:29:05.650000000</dc:date>
    <meta:editing-duration>PT9M7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28" meta:non-whitespace-character-count="2346"/>
  </office:meta>
</office:document-meta>
</file>